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vg:font-family="Calibri" style:name="Calibri"/>
  </office:font-face-decls>
  <office:automatic-styles>
    <style:style style:data-style-name="N0" style:parent-style-name="Default" style:family="table-cell" style:name="ce1"/>
    <style:style style:family="table-column" style:name="co1">
      <style:table-column-properties fo:break-before="auto" style:column-width="1.69333333333333cm"/>
    </style:style>
    <style:style style:family="table-row" style:name="ro1">
      <style:table-row-properties fo:break-before="auto" style:use-optimal-row-height="true" style:row-height="15pt"/>
    </style:style>
    <style:style style:master-page-name="mp1" style:family="table" style:name="ta1">
      <style:table-properties style:writing-mode="lr-tb" table:display="true"/>
    </style:style>
    <style:style style:family="graphic" style:name="a0">
      <style:graphic-properties/>
    </style:style>
  </office:automatic-styles>
  <office:body>
    <office:spreadsheet>
      <table:calculation-settings table:search-criteria-must-apply-to-whole-cell="false" table:case-sensitive="false"/>
      <table:table table:name="Alt_Plot">
        <table:shapes>
          <draw:frame svg:y="0in" draw:name="Chart 1" svg:width="9.47551in" style:rel-height="scale" style:rel-width="scale" draw:style-name="a0" draw:z-index="1" svg:height="6.88048in" svg:x="0in" draw:id="id0">
            <draw:object xlink:type="simple" xlink:href="Object 1/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style-name="ta1" table:name="Alt_Data">
        <table:table-column table:number-columns-repeated="16384" table:style-name="co1" table:default-cell-style-name="ce1"/>
        <table:table-row table:style-name="ro1">
          <table:table-cell office:value-type="string" table:style-name="ce1">
            <text:p>Altitude</text:p>
          </table:table-cell>
          <table:table-cell office:value-type="string" table:style-name="ce1">
            <text:p>Pressure</text:p>
          </table:table-cell>
          <table:table-cell office:value-type="string" table:style-name="ce1">
            <text:p>Temp R</text:p>
          </table:table-cell>
          <table:table-cell office:value-type="string" table:style-name="ce1">
            <text:p>Temp 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eet</text:p>
          </table:table-cell>
          <table:table-cell office:value-type="string" table:style-name="ce1">
            <text:p>psia</text:p>
          </table:table-cell>
          <table:table-cell office:value-type="string" table:style-name="ce1">
            <text:p>degR</text:p>
          </table:table-cell>
          <table:table-cell office:value-type="string" table:style-name="ce1">
            <text:p>degK</text:p>
          </table:table-cell>
          <table:table-cell table:number-columns-repeated="16380"/>
        </table:table-row>
        <table:table-row table:style-name="ro1">
          <table:table-cell office:value-type="float" table:style-name="ce1" office:value="1.0">
            <text:p>1</text:p>
          </table:table-cell>
          <table:table-cell office:value-type="float" table:style-name="ce1" office:value="14.7">
            <text:p>14.7</text:p>
          </table:table-cell>
          <table:table-cell office:value-type="float" table:style-name="ce1" office:value="518.7">
            <text:p>518.7</text:p>
          </table:table-cell>
          <table:table-cell office:value-type="float" table:style-name="ce1" office:value="288.1667">
            <text:p>288.167</text:p>
          </table:table-cell>
          <table:table-cell table:number-columns-repeated="16380"/>
        </table:table-row>
        <table:table-row table:style-name="ro1">
          <table:table-cell office:value-type="float" table:style-name="ce1" office:value="5000.0">
            <text:p>5000</text:p>
          </table:table-cell>
          <table:table-cell office:value-type="float" table:style-name="ce1" office:value="12.23">
            <text:p>12.23</text:p>
          </table:table-cell>
          <table:table-cell office:value-type="float" table:style-name="ce1" office:value="500.8">
            <text:p>500.8</text:p>
          </table:table-cell>
          <table:table-cell office:value-type="float" table:style-name="ce1" office:value="278.2222">
            <text:p>278.222</text:p>
          </table:table-cell>
          <table:table-cell table:number-columns-repeated="16380"/>
        </table:table-row>
        <table:table-row table:style-name="ro1">
          <table:table-cell office:value-type="float" table:style-name="ce1" office:value="10000.0">
            <text:p>10000</text:p>
          </table:table-cell>
          <table:table-cell office:value-type="float" table:style-name="ce1" office:value="10.11">
            <text:p>10.11</text:p>
          </table:table-cell>
          <table:table-cell office:value-type="float" table:style-name="ce1" office:value="483.0">
            <text:p>483</text:p>
          </table:table-cell>
          <table:table-cell office:value-type="float" table:style-name="ce1" office:value="268.3333">
            <text:p>268.333</text:p>
          </table:table-cell>
          <table:table-cell table:number-columns-repeated="16380"/>
        </table:table-row>
        <table:table-row table:style-name="ro1">
          <table:table-cell office:value-type="float" table:style-name="ce1" office:value="30000.0">
            <text:p>30000</text:p>
          </table:table-cell>
          <table:table-cell office:value-type="float" table:style-name="ce1" office:value="4.36">
            <text:p>4.36</text:p>
          </table:table-cell>
          <table:table-cell office:value-type="float" table:style-name="ce1" office:value="411.8">
            <text:p>411.8</text:p>
          </table:table-cell>
          <table:table-cell office:value-type="float" table:style-name="ce1" office:value="228.7778">
            <text:p>228.778</text:p>
          </table:table-cell>
          <table:table-cell table:number-columns-repeated="16380"/>
        </table:table-row>
        <table:table-row table:style-name="ro1">
          <table:table-cell office:value-type="float" table:style-name="ce1" office:value="60000.0">
            <text:p>60000</text:p>
          </table:table-cell>
          <table:table-cell office:value-type="float" table:style-name="ce1" office:value="1.04">
            <text:p>1.04</text:p>
          </table:table-cell>
          <table:table-cell office:value-type="float" table:style-name="ce1" office:value="390.0">
            <text:p>390</text:p>
          </table:table-cell>
          <table:table-cell office:value-type="float" table:style-name="ce1" office:value="216.6667">
            <text:p>216.667</text:p>
          </table:table-cell>
          <table:table-cell table:number-columns-repeated="16380"/>
        </table:table-row>
        <table:table-row table:style-name="ro1" table:number-rows-repeated="104856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vg:font-family="Calibri" style:name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style:vertical-align="automatic" fo:background-color="transparent"/>
      <style:text-properties style:font-size-complex="11pt" style:font-size-asian="11pt" fo:font-size="11pt" style:font-name="Calibri" fo:color="#000000" style:font-name-asian="Calibri" style:font-name-complex="Calibri"/>
    </style:style>
    <style:default-style style:family="graphic">
      <style:graphic-properties draw:opacity="100%" svg:stroke-width="0.02778in" svg:stroke-opacity="100%" draw:stroke="solid" draw:fill-color="#4f81bd" svg:stroke-color="#385d8a" draw:fill="solid"/>
    </style:default-style>
  </office:styles>
  <office:automatic-styles>
    <style:page-layout style:name="pm1">
      <style:page-layout-properties fo:margin-right="0.7in" style:table-centering="none" fo:margin-top="0.3in" fo:margin-left="0.7in" fo:margin-bottom="0.3in" style:print="objects charts drawings"/>
      <style:header-style>
        <style:header-footer-properties fo:margin-right="0.7in" fo:margin-left="0.7in" fo:margin-bottom="0in" fo:min-height="0.45in"/>
      </style:header-style>
      <style:footer-style>
        <style:header-footer-properties fo:margin-right="0.7in" fo:margin-left="0.7in" fo:min-height="0.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DSCharts</meta:initial-creator>
    <dc:creator>ODSCharts</dc:creator>
    <meta:creation-date>2015-10-01T14:09:54</meta:creation-date>
    <dc:date>2015-10-01T14:09:54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margin-right="0in" fo:text-align="center" style:writing-mode="lr-tb" style:vertical-align="auto" fo:margin-top="0in" style:tab-stop-distance="1in" fo:margin-left="0in" fo:line-height="100%" fo:margin-bottom="0in" style:punctuation-wrap="hanging" fo:text-indent="0in">
        <style:tab-stops/>
      </style:paragraph-properties>
      <style:text-properties style:text-underline-width="auto" style:font-style-asian="normal" style:text-line-through-type="none" style:font-size-asian="0.25in" fo:text-transform="none" fo:color="#000000" style:font-weight-asian="bold" style:text-underline-style="none" fo:letter-spacing="0in" fo:font-style="normal" style:text-line-through-color="font-color" fo:font-size="0.25in" fo:font-family="+mn-lt" style:text-underline-color="font-color" style:font-family-complex="+mn-cs" style:text-underline-type="none" style:font-weight-complex="bold" style:text-position="0% 100%" style:text-underline-mode="continuous" style:font-style-complex="normal" fo:font-weight="bold" style:text-line-through-width="auto" style:font-family-asian="+mn-ea" style:font-size-complex="0.25in" style:text-line-through-style="none" style:letter-kerning="true" fo:font-variant="normal"/>
    </style:style>
    <style:style style:family="paragraph" style:name="a1">
      <style:paragraph-properties fo:margin-right="0in" fo:text-align="center" style:writing-mode="lr-tb" style:vertical-align="auto" fo:margin-top="0in" style:tab-stop-distance="1in" fo:margin-left="0in" fo:line-height="100%" fo:margin-bottom="0in" style:punctuation-wrap="hanging" fo:text-indent="0in">
        <style:tab-stops/>
      </style:paragraph-properties>
      <style:text-properties style:text-underline-width="auto" style:font-style-asian="normal" style:text-line-through-type="none" style:font-size-asian="0.13889in" fo:text-transform="none" fo:color="#000000" style:font-weight-asian="bold" style:text-underline-style="none" fo:letter-spacing="0in" fo:font-style="normal" style:text-line-through-color="font-color" fo:font-size="0.13889in" fo:font-family="+mn-lt" style:text-underline-color="font-color" style:font-family-complex="+mn-cs" style:text-underline-type="none" style:font-weight-complex="bold" style:text-position="0% 100%" style:text-underline-mode="continuous" style:font-style-complex="normal" fo:font-weight="bold" style:text-line-through-width="auto" style:font-family-asian="+mn-ea" style:font-size-complex="0.13889in" style:text-line-through-style="none" style:letter-kerning="true" fo:font-variant="normal"/>
    </style:style>
    <style:style style:family="chart" style:name="Wal0">
      <style:graphic-properties draw:stroke="none" draw:fill="none"/>
    </style:style>
    <style:style style:family="chart" style:name="AT00">
      <style:graphic-properties draw:stroke="none" draw:fill="none"/>
      <style:paragraph-properties fo:margin-right="0in" fo:text-align="center" style:vertical-align="auto" fo:margin-top="0in" style:tab-stop-distance="1in" fo:margin-left="0in" fo:line-height="100%" fo:margin-bottom="0in" style:punctuation-wrap="hanging" fo:text-indent="0in">
        <style:tab-stops/>
      </style:paragraph-properties>
      <style:text-properties style:text-underline-width="auto" style:font-style-asian="normal" style:text-position="0% 100%" style:font-style-complex="normal" fo:font-family="Calibri" style:text-line-through-type="none" style:font-size-asian="0.13889in" fo:font-size="0.13889in" fo:font-weight="bold" style:text-line-through-width="auto" style:text-underline-style="none" style:font-weight-asian="bold" style:font-size-complex="0.13889in" fo:font-style="normal" style:text-line-through-color="font-color" fo:color="#000000" style:text-line-through-style="none" style:text-underline-mode="continuous" style:text-underline-type="none" style:letter-kerning="true" style:font-weight-complex="bold"/>
    </style:style>
    <style:style style:family="chart" style:name="AT01">
      <style:graphic-properties draw:stroke="none" draw:fill="none"/>
      <style:paragraph-properties fo:margin-right="0in" fo:text-align="center" style:vertical-align="auto" fo:margin-top="0in" style:tab-stop-distance="1in" fo:margin-left="0in" fo:line-height="100%" fo:margin-bottom="0in" style:punctuation-wrap="hanging" fo:text-indent="0in">
        <style:tab-stops/>
      </style:paragraph-properties>
      <style:text-properties style:text-underline-width="auto" style:font-style-asian="normal" style:text-position="0% 100%" style:font-style-complex="normal" fo:font-family="Calibri" style:text-line-through-type="none" style:font-size-asian="0.13889in" fo:font-size="0.13889in" fo:font-weight="bold" style:text-line-through-width="auto" style:text-underline-style="none" style:font-weight-asian="bold" style:font-size-complex="0.13889in" fo:font-style="normal" style:text-line-through-color="font-color" fo:color="#000000" style:text-line-through-style="none" style:text-underline-mode="continuous" style:text-underline-type="none" style:letter-kerning="true" style:font-weight-complex="bold"/>
    </style:style>
    <style:style style:family="paragraph" style:name="a3">
      <style:paragraph-properties fo:margin-right="0in" fo:text-align="center" style:writing-mode="lr-tb" style:vertical-align="auto" fo:margin-top="0in" style:tab-stop-distance="1in" fo:margin-left="0in" fo:line-height="100%" fo:margin-bottom="0in" style:punctuation-wrap="hanging" fo:text-indent="0in">
        <style:tab-stops/>
      </style:paragraph-properties>
      <style:text-properties style:text-underline-width="auto" style:font-style-asian="normal" style:text-line-through-type="none" style:font-size-asian="0.13889in" fo:text-transform="none" fo:color="#000000" style:font-weight-asian="bold" style:text-underline-style="none" fo:letter-spacing="0in" fo:font-style="normal" style:text-line-through-color="font-color" fo:font-size="0.13889in" fo:font-family="+mn-lt" style:text-underline-color="font-color" style:font-family-complex="+mn-cs" style:text-underline-type="none" style:font-weight-complex="bold" style:text-position="0% 100%" style:text-underline-mode="continuous" style:font-style-complex="normal" fo:font-weight="bold" style:text-line-through-width="auto" style:font-family-asian="+mn-ea" style:font-size-complex="0.13889in" style:text-line-through-style="none" style:letter-kerning="true" fo:font-variant="normal"/>
    </style:style>
    <style:style style:data-style-name="N0" style:family="chart" style:name="Axs0">
      <style:chart-properties chart:tick-marks-major-inner="false" chart:link-data-style-to-source="true" chart:logarithmic="false" chart:display-label="true" chart:tick-marks-major-outer="true" chart:tick-marks-minor-outer="false" chart:tick-marks-minor-inner="false" chart:visible="true"/>
      <style:graphic-properties svg:stroke-color="#868686" draw:fill="none" draw:stroke="solid" svg:stroke-width="0.01042in" draw:stroke-linejoin="round" svg:stroke-opacity="100%"/>
      <style:paragraph-properties fo:margin-right="0in" fo:text-align="center" style:vertical-align="auto" fo:margin-top="0in" style:tab-stop-distance="1in" fo:margin-left="0in" fo:line-height="100%" fo:margin-bottom="0in" style:punctuation-wrap="hanging" fo:text-indent="0in">
        <style:tab-stops/>
      </style:paragraph-properties>
      <style:text-properties style:text-underline-width="auto" style:font-style-asian="normal" style:text-position="0% 100%" style:font-style-complex="normal" fo:font-family="Calibri" style:text-line-through-type="none" style:font-size-asian="0.13889in" fo:font-size="0.13889in" fo:font-weight="normal" style:text-line-through-width="auto" style:text-underline-style="none" style:font-weight-asian="normal" style:font-size-complex="0.13889in" fo:font-style="normal" style:text-line-through-color="font-color" fo:color="#000000" style:text-line-through-style="none" style:text-underline-mode="continuous" style:text-underline-type="none" style:letter-kerning="true" style:font-weight-complex="normal"/>
    </style:style>
    <style:style style:family="chart" style:name="Lgnd">
      <style:graphic-properties draw:stroke="none" draw:fill="none"/>
      <style:paragraph-properties fo:margin-right="0in" fo:margin-top="0in" style:vertical-align="auto" style:punctuation-wrap="hanging" style:tab-stop-distance="1in" fo:margin-left="0in" fo:line-height="100%" fo:margin-bottom="0in" fo:text-indent="0in">
        <style:tab-stops/>
      </style:paragraph-properties>
      <style:text-properties style:text-underline-width="auto" style:font-style-asian="normal" style:text-position="0% 100%" style:font-style-complex="normal" fo:font-family="Calibri" style:text-line-through-type="none" style:font-size-asian="0.13889in" fo:font-size="0.13889in" fo:font-weight="normal" style:text-line-through-width="auto" style:text-underline-style="none" style:font-weight-asian="normal" style:font-size-complex="0.13889in" fo:font-style="normal" style:text-line-through-color="font-color" fo:color="#000000" style:text-line-through-style="none" style:text-underline-mode="continuous" style:text-underline-type="none" style:letter-kerning="true" style:font-weight-complex="normal"/>
    </style:style>
    <style:style style:family="chart" style:name="GMa0">
      <style:graphic-properties svg:stroke-color="#000000" svg:stroke-opacity="100%" draw:stroke="dash" draw:stroke-dash="a2" svg:stroke-width="0.01042in" draw:stroke-linejoin="round" draw:fill="none"/>
    </style:style>
    <style:style style:data-style-name="N0" style:family="chart" style:name="Axs1">
      <style:chart-properties chart:tick-marks-major-inner="false" chart:link-data-style-to-source="true" chart:logarithmic="true" chart:display-label="true" chart:tick-marks-major-outer="true" chart:tick-marks-minor-outer="true" chart:gap-width="150" chart:tick-marks-minor-inner="true" chart:overlap="100" chart:visible="true"/>
      <style:graphic-properties svg:stroke-color="#868686" draw:fill="none" draw:stroke="solid" svg:stroke-width="0.01042in" draw:stroke-linejoin="round" svg:stroke-opacity="100%"/>
      <style:paragraph-properties fo:margin-right="0in" fo:text-align="center" style:vertical-align="auto" fo:margin-top="0in" style:tab-stop-distance="1in" fo:margin-left="0in" fo:line-height="100%" fo:margin-bottom="0in" style:punctuation-wrap="hanging" fo:text-indent="0in">
        <style:tab-stops/>
      </style:paragraph-properties>
      <style:text-properties style:text-underline-width="auto" style:font-style-asian="normal" style:text-position="0% 100%" style:font-style-complex="normal" fo:font-family="Calibri" style:text-line-through-type="none" style:font-size-asian="0.13889in" fo:font-size="0.13889in" fo:font-weight="normal" style:text-line-through-width="auto" style:text-underline-style="none" style:font-weight-asian="normal" style:font-size-complex="0.13889in" fo:font-style="normal" style:text-line-through-color="font-color" fo:color="#000000" style:text-line-through-style="none" style:text-underline-mode="continuous" style:text-underline-type="none" style:letter-kerning="true" style:font-weight-complex="normal"/>
    </style:style>
    <style:style style:family="chart" style:name="GMa1" draw:stroke="dash">
      <style:graphic-properties svg:stroke-color="#000000" svg:stroke-opacity="100%" draw:stroke="dash" draw:stroke-dash="a4" svg:stroke-width="0.01042in" draw:stroke-linejoin="round" draw:fill="none"/>
    </style:style>
    <style:style style:family="chart" style:name="G0S0">
      <style:chart-properties chart:symbol-type="automatic" chart:connect-bars="false" chart:solid-type="cuboid"/>
      <style:graphic-properties svg:stroke-color="#325885" draw:fill="none" draw:stroke="solid" draw:fill-color="#325885" svg:stroke-width="0.03125in" draw:stroke-linejoin="round" svg:stroke-opacity="100%"/>
    </style:style>
    <style:style style:family="chart" style:name="G0S1">
      <style:chart-properties chart:symbol-type="automatic" chart:connect-bars="false" chart:solid-type="cuboid"/>
      <style:graphic-properties svg:stroke-width="0.03125in" svg:stroke-opacity="100%" draw:stroke="solid" draw:fill-color="#873331" svg:stroke-color="#873331" draw:stroke-linejoin="round" draw:fill="none"/>
    </style:style>
    <style:style style:family="chart" style:name="Crt0">
      <style:chart-properties chart:three-dimensional="false" chart:solid-type="cuboid" chart:symbol-type="automatic" chart:connect-bars="false" chart:deep="false"/>
      <style:graphic-properties draw:opacity="100%" svg:stroke-width="0.01042in" svg:stroke-opacity="100%" draw:stroke="solid" draw:fill-color="#ffffff" svg:stroke-color="#868686" draw:stroke-linejoin="round" draw:fill="solid"/>
      <style:paragraph-properties fo:margin-right="0in" fo:margin-top="0in" style:vertical-align="auto" style:punctuation-wrap="hanging" style:tab-stop-distance="1in" fo:margin-left="0in" fo:line-height="100%" fo:margin-bottom="0in" fo:text-indent="0in">
        <style:tab-stops/>
      </style:paragraph-properties>
      <style:text-properties style:text-underline-width="auto" style:font-style-asian="normal" style:text-line-through-type="none" style:font-size-asian="0.13889in" fo:color="#000000" style:font-weight-asian="normal" style:text-underline-style="none" style:letter-kerning="true" fo:country="US" fo:font-style="normal" style:text-line-through-color="font-color" fo:font-size="0.13889in" fo:font-family="Calibri" style:text-underline-mode="continuous" style:text-underline-type="none" fo:language="en" style:font-weight-complex="normal" style:text-position="0% 100%" style:font-style-complex="normal" fo:font-weight="normal" style:text-line-through-width="auto" style:font-size-complex="0.13889in" style:text-line-through-style="none"/>
    </style:style>
    <style:style style:family="chart" style:name="CT00">
      <style:graphic-properties draw:stroke="none" draw:fill="none"/>
      <style:paragraph-properties fo:margin-right="0in" fo:text-align="center" style:vertical-align="auto" fo:margin-top="0in" style:tab-stop-distance="1in" fo:margin-left="0in" fo:line-height="100%" fo:margin-bottom="0in" style:punctuation-wrap="hanging" fo:text-indent="0in">
        <style:tab-stops/>
      </style:paragraph-properties>
      <style:text-properties style:text-underline-width="auto" style:font-style-asian="normal" style:text-position="0% 100%" style:font-style-complex="normal" fo:font-family="Calibri" style:text-line-through-type="none" style:font-size-asian="0.25in" fo:font-size="0.25in" fo:font-weight="bold" style:text-line-through-width="auto" style:text-underline-style="none" style:font-weight-asian="bold" style:font-size-complex="0.25in" fo:font-style="normal" style:text-line-through-color="font-color" fo:color="#000000" style:text-line-through-style="none" style:text-underline-mode="continuous" style:text-underline-type="none" style:letter-kerning="true" style:font-weight-complex="bold"/>
    </style:style>
    <style:style style:family="chart" style:name="Plt0">
      <style:chart-properties chart:three-dimensional="false" chart:deep="false"/>
      <style:graphic-properties draw:stroke="none" draw:fill="none"/>
    </style:style>
    <style:style style:family="chart" style:name="GMi1">
      <style:graphic-properties svg:stroke-width="0.01042in" draw:fill="none" draw:stroke="dash" draw:stroke-linejoin="round" draw:stroke-dash="a4" svg:stroke-color="#000000" svg:stroke-opacity="100%"/>
    </style:style>
  </office:automatic-styles>
  <office:body>
    <office:chart>
      <chart:chart chart:class="chart:scatter" svg:width="682.2368503937008pt" chart:style-name="Crt0" svg:height="495.3947244094488pt">
        <chart:title chart:style-name="CT00">
          <text:p text:cond-style-name="" text:style-name="a0" text:class-names="">Unittest Title</text:p>
        </chart:title>
        <chart:legend chart:legend-position="end" chart:style-name="Lgnd" chart:legend-align="center"/>
        <chart:plot-area chart:style-name="Plt0">
          <chart:axis chart:dimension="x" chart:style-name="Axs0" chart:name="primary-x">
            <chart:title chart:style-name="AT00">
              <text:p text:cond-style-name="" text:style-name="a1" text:class-names="">Unittest X Axis (feet)</text:p>
            </chart:title>
            <chart:grid chart:class="major" chart:style-name="GMa0"/>
          </chart:axis>
          <chart:axis chart:dimension="y" chart:style-name="Axs1" chart:name="primary-y">
            <chart:title chart:style-name="AT01">
              <text:p text:cond-style-name="" text:style-name="a3" text:class-names="">Unittest Y Axis (degK, degR)</text:p>
            </chart:title>
            <chart:grid chart:class="major" chart:style-name="GMa1"/>
            <chart:grid chart:class="minor" chart:style-name="GMi1"/>
          </chart:axis>
          <chart:series chart:class="chart:scatter" chart:attached-axis="primary-y" chart:values-cell-range-address="Alt_Data.$C$3:.$C$7" chart:label-cell-address="Alt_Data.$C$1" chart:style-name="G0S0">
            <chart:domain table:cell-range-address="Alt_Data.$A$3:.$A$7"/>
            <chart:data-point chart:repeated="5"/>
          </chart:series>
          <chart:series chart:class="chart:scatter" chart:attached-axis="primary-y" chart:values-cell-range-address="Alt_Data.$D$3:.$D$7" chart:label-cell-address="Alt_Data.$D$1" chart:style-name="G0S1">
            <chart:domain table:cell-range-address="Alt_Data.$A$3:.$A$7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display-name="SysDash" draw:style="rect" draw:distance="0.01042in" draw:dots2="0" draw:name="a2" draw:dots2-length="0in" draw:dots1="1" draw:dots1-length="0.01042in"/>
    <draw:stroke-dash draw:display-name="SysDash" draw:style="rect" draw:distance="0.01042in" draw:dots2="0" draw:name="a4" draw:dots2-length="0in" draw:dots1="1" draw:dots1-length="0.01042in"/>
  </office:styles>
</office:document-styles>
</file>